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.25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29cm" fo:min-width="4.243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3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129cm" fo:min-width="2.844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0.383cm" fo:min-width="4.246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046cm" fo:padding-top="0cm" fo:padding-bottom="0cm" fo:padding-left="0.25cm" fo:padding-right="0cm" fo:wrap-option="wrap" draw:shadow-color="#808080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03cm" fo:padding-top="0cm" fo:padding-bottom="0cm" fo:padding-left="0.25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366cm" fo:padding-top="0cm" fo:padding-bottom="0cm" fo:padding-left="0.133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1.575cm" fo:padding-top="0cm" fo:padding-bottom="0cm" fo:padding-left="0.133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21cm" fo:min-width="2.623cm" fo:padding-top="0cm" fo:padding-bottom="0cm" fo:padding-left="0.133cm" fo:padding-right="0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19cm" fo:min-width="0cm" fo:padding-top="0cm" fo:padding-bottom="0cm" fo:padding-left="0.25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1.365cm" fo:padding-top="0cm" fo:padding-bottom="0cm" fo:padding-left="0.133cm" fo:padding-right="0cm" fo:wrap-option="wrap" draw:shadow-color="#808080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697cm" fo:padding-top="0cm" fo:padding-bottom="0cm" fo:padding-left="0.25cm" fo:padding-right="0cm" fo:wrap-option="wrap" draw:shadow-color="#808080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697cm" fo:padding-top="0cm" fo:padding-bottom="0cm" fo:padding-left="0.25cm" fo:padding-right="0cm" fo:wrap-option="wrap" draw:shadow-color="#808080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697cm" fo:padding-top="0cm" fo:padding-bottom="0cm" fo:padding-left="0.25cm" fo:padding-right="0cm" fo:wrap-option="wrap" draw:shadow-color="#808080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697cm" fo:padding-top="0cm" fo:padding-bottom="0cm" fo:padding-left="0.25cm" fo:padding-right="0cm" fo:wrap-option="wrap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0.697cm" fo:padding-top="0cm" fo:padding-bottom="0cm" fo:padding-left="0.25cm" fo:padding-right="0cm" fo:wrap-option="wrap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3cm" fo:min-width="1.815cm" fo:padding-top="0cm" fo:padding-bottom="0cm" fo:padding-left="0.25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2.623cm" fo:padding-top="0cm" fo:padding-bottom="0cm" fo:padding-left="0.133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1.366cm" fo:padding-top="0cm" fo:padding-bottom="0cm" fo:padding-left="0.133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575cm" fo:padding-top="0cm" fo:padding-bottom="0cm" fo:padding-left="0.133cm" fo:padding-right="0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24cm" fo:min-width="0cm" fo:padding-top="0cm" fo:padding-bottom="0cm" fo:padding-left="0.25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2cm" fo:min-width="1.365cm" fo:padding-top="0cm" fo:padding-bottom="0cm" fo:padding-left="0.133cm" fo:padding-right="0cm" fo:wrap-option="wrap" draw:shadow-color="#808080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1.815cm" fo:padding-top="0cm" fo:padding-bottom="0cm" fo:padding-left="0.25cm" fo:padding-right="0cm" fo:wrap-option="wrap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069cm" fo:padding-top="0cm" fo:padding-bottom="0cm" fo:padding-left="0.25cm" fo:padding-right="0cm" fo:wrap-option="wrap" draw:shadow-color="#808080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053cm" fo:padding-top="0cm" fo:padding-bottom="0cm" fo:padding-left="0.25cm" fo:padding-right="0cm" fo:wrap-option="wrap" draw:shadow-color="#808080"/>
    </style:style>
    <style:style style:name="gr3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402cm" fo:padding-top="0cm" fo:padding-bottom="0cm" fo:padding-left="0.25cm" fo:padding-right="0cm" fo:wrap-option="wrap" draw:shadow-color="#808080"/>
    </style:style>
    <style:style style:name="gr3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402cm" fo:padding-top="0cm" fo:padding-bottom="0cm" fo:padding-left="0.25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1.366cm" fo:padding-top="0cm" fo:padding-bottom="0cm" fo:padding-left="0.133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575cm" fo:padding-top="0cm" fo:padding-bottom="0cm" fo:padding-left="0.133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365cm" fo:padding-top="0cm" fo:padding-bottom="0cm" fo:padding-left="0.133cm" fo:padding-right="0cm" fo:wrap-option="wrap" draw:shadow-color="#808080"/>
    </style:style>
    <style:style style:name="gr3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4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4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4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4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4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1.815cm" fo:padding-top="0cm" fo:padding-bottom="0cm" fo:padding-left="0.25cm" fo:padding-right="0cm" fo:wrap-option="wrap" draw:shadow-color="#808080"/>
    </style:style>
    <style:style style:name="gr4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067cm" fo:padding-top="0cm" fo:padding-bottom="0cm" fo:padding-left="0.25cm" fo:padding-right="0cm" fo:wrap-option="wrap" draw:shadow-color="#808080"/>
    </style:style>
    <style:style style:name="gr4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052cm" fo:padding-top="0cm" fo:padding-bottom="0cm" fo:padding-left="0.25cm" fo:padding-right="0cm" fo:wrap-option="wrap" draw:shadow-color="#808080"/>
    </style:style>
    <style:style style:name="gr4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447cm" fo:padding-top="0cm" fo:padding-bottom="0cm" fo:padding-left="0.25cm" fo:padding-right="0cm" fo:wrap-option="wrap" draw:shadow-color="#808080"/>
    </style:style>
    <style:style style:name="gr4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447cm" fo:padding-top="0cm" fo:padding-bottom="0cm" fo:padding-left="0.25cm" fo:padding-right="0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366cm" fo:padding-top="0cm" fo:padding-bottom="0cm" fo:padding-left="0.133cm" fo:padding-right="0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1.575cm" fo:padding-top="0cm" fo:padding-bottom="0cm" fo:padding-left="0.133cm" fo:padding-right="0cm" fo:wrap-option="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323cm" fo:min-width="0cm" fo:padding-top="0cm" fo:padding-bottom="0cm" fo:padding-left="0.25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7cm" fo:min-width="1.365cm" fo:padding-top="0cm" fo:padding-bottom="0cm" fo:padding-left="0.133cm" fo:padding-right="0cm" fo:wrap-option="wrap" draw:shadow-color="#808080"/>
    </style:style>
    <style:style style:name="gr5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5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5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5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5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5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1.815cm" fo:padding-top="0cm" fo:padding-bottom="0cm" fo:padding-left="0.25cm" fo:padding-right="0cm" fo:wrap-option="wrap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068cm" fo:padding-top="0cm" fo:padding-bottom="0cm" fo:padding-left="0.25cm" fo:padding-right="0cm" fo:wrap-option="wrap" draw:shadow-color="#808080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053cm" fo:padding-top="0cm" fo:padding-bottom="0cm" fo:padding-left="0.25cm" fo:padding-right="0cm" fo:wrap-option="wrap" draw:shadow-color="#808080"/>
    </style:style>
    <style:style style:name="gr6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458cm" fo:padding-top="0cm" fo:padding-bottom="0cm" fo:padding-left="0.25cm" fo:padding-right="0cm" fo:wrap-option="wrap" draw:shadow-color="#808080"/>
    </style:style>
    <style:style style:name="gr6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458cm" fo:padding-top="0cm" fo:padding-bottom="0cm" fo:padding-left="0.25cm" fo:padding-right="0cm" fo:wrap-option="wrap" draw:shadow-color="#808080"/>
    </style:style>
    <style:style style:name="gr6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35cm" fo:min-width="0.636cm" fo:padding-top="0cm" fo:padding-bottom="0cm" fo:padding-left="0.25cm" fo:padding-right="0cm" fo:wrap-option="wrap" draw:shadow-color="#808080"/>
    </style:style>
    <style:style style:name="gr6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636cm" fo:padding-top="0cm" fo:padding-bottom="0cm" fo:padding-left="0.25cm" fo:padding-right="0cm" fo:wrap-option="wrap" draw:shadow-color="#808080"/>
    </style:style>
    <style:style style:name="gr6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6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6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34cm" fo:min-width="0.697cm" fo:padding-top="0cm" fo:padding-bottom="0cm" fo:padding-left="0.25cm" fo:padding-right="0cm" fo:wrap-option="wrap" draw:shadow-color="#808080"/>
    </style:style>
    <style:style style:name="gr6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2.631cm" fo:padding-top="0cm" fo:padding-bottom="0cm" fo:padding-left="0.133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515cm" fo:min-width="2.623cm" fo:padding-top="0cm" fo:padding-bottom="0cm" fo:padding-left="0.133cm" fo:padding-right="0cm" fo:wrap-option="wrap" draw:shadow-color="#808080"/>
    </style:style>
    <style:style style:name="gr7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402cm" fo:padding-top="0cm" fo:padding-bottom="0cm" fo:padding-left="0.25cm" fo:padding-right="0cm" fo:wrap-option="wrap" draw:shadow-color="#808080"/>
    </style:style>
    <style:style style:name="gr7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7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36cm" fo:padding-top="0cm" fo:padding-bottom="0cm" fo:padding-left="0.25cm" fo:padding-right="0cm" fo:wrap-option="wrap" draw:shadow-color="#808080"/>
    </style:style>
    <style:style style:name="gr8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447cm" fo:padding-top="0cm" fo:padding-bottom="0cm" fo:padding-left="0.25cm" fo:padding-right="0cm" fo:wrap-option="wrap" draw:shadow-color="#808080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697cm" fo:padding-top="0cm" fo:padding-bottom="0cm" fo:padding-left="0.25cm" fo:padding-right="0cm" fo:wrap-option="wrap" draw:shadow-color="#808080"/>
    </style:style>
    <style:style style:name="gr8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458cm" fo:padding-top="0cm" fo:padding-bottom="0cm" fo:padding-left="0.25cm" fo:padding-right="0cm" fo:wrap-option="wrap" draw:shadow-color="#808080"/>
    </style:style>
    <style:style style:name="gr8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335cm" fo:min-width="0.706cm" fo:padding-top="0cm" fo:padding-bottom="0cm" fo:padding-left="0.25cm" fo:padding-right="0cm" fo:wrap-option="wrap" draw:shadow-color="#808080"/>
    </style:style>
    <style:style style:name="gr8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line-height="100%" fo:text-align="end" fo:text-indent="0cm"/>
      <style:text-properties fo:font-size="9.10000038146973pt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9.10000038146973pt" style:font-size-asian="11pt" style:font-size-complex="11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loext:graphic-properties draw:fill="solid" draw:fill-color="#a6a6a6"/>
      <style:paragraph-properties fo:margin-left="0cm" fo:margin-right="0cm" fo:text-align="center" fo:text-indent="0cm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/>
      <style:text-properties fo:font-size="9.89999961853027p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9.89999961853027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12pt"/>
    </style:style>
    <style:style style:name="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9.89999961853027pt"/>
    </style:style>
    <style:style style:name="P14" style:family="paragraph">
      <loext:graphic-properties draw:fill="solid" draw:fill-color="#000000"/>
      <style:paragraph-properties fo:margin-left="0cm" fo:margin-right="0cm" fo:text-align="center" fo:text-indent="0cm" style:writing-mode="lr-tb" style:font-independent-line-spacing="true"/>
    </style:style>
    <style:style style:name="P15" style:family="paragraph">
      <loext:graphic-properties draw:fill-color="#ffffff"/>
    </style:style>
    <style:style style:name="T1" style:family="text">
      <style:text-properties fo:color="#000000" style:font-name="Liberation Sans Narrow" fo:font-size="12pt" fo:language="en" fo:country="GB" style:font-name-asian="Segoe UI" style:font-size-asian="12pt" style:language-asian="en" style:country-asian="GB" style:font-name-complex="Segoe UI" style:font-size-complex="12pt" style:language-complex="en" style:country-complex="GB"/>
    </style:style>
    <style:style style:name="T2" style:family="text">
      <style:text-properties fo:color="#000000" style:font-name="Liberation Sans Narrow" fo:font-size="11pt" fo:language="en" fo:country="GB" style:font-name-asian="Segoe UI" style:font-size-asian="11pt" style:language-asian="en" style:country-asian="GB" style:font-name-complex="Segoe UI" style:font-size-complex="11pt" style:language-complex="en" style:country-complex="GB"/>
    </style:style>
    <style:style style:name="T3" style:family="text">
      <style:text-properties style:font-name="Liberation Sans Narrow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Liberation Sans Narrow" fo:font-size="12pt" fo:language="en" fo:country="GB" style:font-name-asian="Segoe UI" style:font-size-asian="8pt" style:language-asian="en" style:country-asian="GB" style:font-name-complex="Segoe UI" style:font-size-complex="8pt" style:language-complex="en" style:country-complex="GB"/>
    </style:style>
    <style:style style:name="T5" style:family="text">
      <style:text-properties style:font-name="Liberation Sans Narrow" fo:font-size="12pt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1">
          <draw:line draw:name="Line 1" draw:style-name="gr1" draw:text-style-name="P1" draw:layer="layout" svg:x1="1.513cm" svg:y1="1.766cm" svg:x2="14.697cm" svg:y2="1.766cm">
            <text:p/>
          </draw:line>
          <draw:line draw:name="Line 5" draw:style-name="gr2" draw:text-style-name="P1" draw:layer="layout" svg:x1="1.92cm" svg:y1="1.627cm" svg:x2="1.92cm" svg:y2="1.905cm">
            <text:p/>
          </draw:line>
          <draw:line draw:name="Line 5" draw:style-name="gr3" draw:text-style-name="P1" draw:layer="layout" svg:x1="3.036cm" svg:y1="1.627cm" svg:x2="3.036cm" svg:y2="1.905cm">
            <text:p/>
          </draw:line>
          <draw:line draw:name="Line 5" draw:style-name="gr2" draw:text-style-name="P1" draw:layer="layout" svg:x1="5.269cm" svg:y1="1.627cm" svg:x2="5.269cm" svg:y2="1.905cm">
            <text:p/>
          </draw:line>
          <draw:line draw:name="Line 5" draw:style-name="gr2" draw:text-style-name="P1" draw:layer="layout" svg:x1="6.385cm" svg:y1="1.627cm" svg:x2="6.385cm" svg:y2="1.905cm">
            <text:p/>
          </draw:line>
          <draw:line draw:name="Line 5" draw:style-name="gr2" draw:text-style-name="P1" draw:layer="layout" svg:x1="8.618cm" svg:y1="1.627cm" svg:x2="8.618cm" svg:y2="1.905cm">
            <text:p/>
          </draw:line>
          <draw:line draw:name="Line 5" draw:style-name="gr2" draw:text-style-name="P1" draw:layer="layout" svg:x1="9.734cm" svg:y1="1.627cm" svg:x2="9.734cm" svg:y2="1.905cm">
            <text:p/>
          </draw:line>
          <draw:line draw:name="Line 5" draw:style-name="gr2" draw:text-style-name="P1" draw:layer="layout" svg:x1="10.851cm" svg:y1="1.627cm" svg:x2="10.851cm" svg:y2="1.905cm">
            <text:p/>
          </draw:line>
          <draw:line draw:name="Line 5" draw:style-name="gr2" draw:text-style-name="P1" draw:layer="layout" svg:x1="11.969cm" svg:y1="1.627cm" svg:x2="11.969cm" svg:y2="1.905cm">
            <text:p/>
          </draw:line>
          <draw:line draw:name="Line 5" draw:style-name="gr2" draw:text-style-name="P1" draw:layer="layout" svg:x1="13.085cm" svg:y1="1.627cm" svg:x2="13.085cm" svg:y2="1.905cm">
            <text:p/>
          </draw:line>
          <draw:line draw:name="Line 5" draw:style-name="gr2" draw:text-style-name="P1" draw:layer="layout" svg:x1="14.201cm" svg:y1="1.627cm" svg:x2="14.201cm" svg:y2="1.905cm">
            <text:p/>
          </draw:line>
          <draw:line draw:name="Line 5" draw:style-name="gr2" draw:text-style-name="P1" draw:layer="layout" svg:x1="7.502cm" svg:y1="1.627cm" svg:x2="7.502cm" svg:y2="1.905cm">
            <text:p/>
          </draw:line>
          <draw:line draw:name="Line 5" draw:style-name="gr3" draw:text-style-name="P1" draw:layer="layout" svg:x1="4.153cm" svg:y1="1.627cm" svg:x2="4.153cm" svg:y2="1.905cm">
            <text:p/>
          </draw:line>
        </draw:g>
        <draw:g draw:name="Group 15">
          <draw:custom-shape draw:name="CustomShape 11" draw:style-name="gr4" draw:text-style-name="P3" draw:layer="layout" svg:width="4.243cm" svg:height="1.129cm" svg:x="10.997cm" svg:y="0.058cm">
            <text:list text:style-name="L1">
              <text:list-header>
                <text:p text:style-name="P2"><text:span text:style-name="T1">Start pharmacological treatmen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4" draw:layer="layout" svg:x1="10.838cm" svg:y1="0.045cm" svg:x2="10.85cm" svg:y2="1.542cm">
            <text:p/>
          </draw:line>
        </draw:g>
        <draw:g draw:name="Group 18">
          <draw:custom-shape draw:name="CustomShape 11" draw:style-name="gr6" draw:text-style-name="P3" draw:layer="layout" svg:width="2.844cm" svg:height="1.129cm" svg:x="3.11cm" svg:y="-0.039cm">
            <text:list text:style-name="L1">
              <text:list-header>
                <text:p text:style-name="P2"><text:span text:style-name="T1">Start differenti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4" draw:layer="layout" svg:x1="3.028cm" svg:y1="0.285cm" svg:x2="3.033cm" svg:y2="1.544cm">
            <text:p/>
          </draw:line>
        </draw:g>
        <draw:custom-shape draw:name="CustomShape 11" draw:style-name="gr7" draw:text-style-name="P6" draw:layer="layout" svg:width="4.246cm" svg:height="0.383cm" svg:x="10.553cm" svg:y="1.972cm">
          <text:list text:style-name="L1">
            <text:list-header>
              <text:p text:style-name="P5"><text:span text:style-name="T2">Time </text:span></text:p>
              <text:p text:style-name="P5"><text:span text:style-name="T2">(day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8" draw:text-style-name="P7" draw:layer="layout" svg:width="0.296cm" svg:height="0.333cm" svg:x="10.838cm" svg:y="2.26cm">
          <text:p/>
          <draw:enhanced-geometry svg:viewBox="0 0 21600 21600" draw:type="rectangle" draw:enhanced-path="M 0 0 L 21600 0 21600 21600 0 21600 0 0 Z N"/>
        </draw:custom-shape>
        <draw:custom-shape draw:name="Rectangle 23" draw:style-name="gr9" draw:text-style-name="P8" draw:layer="layout" svg:width="0.28cm" svg:height="0.335cm" svg:x="10.838cm" svg:y="2.709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10" draw:text-style-name="P10" draw:layer="layout" svg:width="1.499cm" svg:height="0.515cm" svg:x="1.404cm" svg:y="2.169cm">
          <text:list text:style-name="L1">
            <text:list-header>
              <text:p text:style-name="P9"><text:span text:style-name="T1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1" draw:text-style-name="P10" draw:layer="layout" svg:width="1.708cm" svg:height="0.517cm" svg:x="1.195cm" svg:y="2.618cm">
          <text:list text:style-name="L1">
            <text:list-header>
              <text:p text:style-name="P9"><text:span text:style-name="T1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2" draw:text-style-name="P10" draw:layer="layout" svg:width="2.756cm" svg:height="0.521cm" svg:x="0.147cm" svg:y="3.068cm">
          <text:list text:style-name="L1">
            <text:list-header>
              <text:p text:style-name="P9"><text:span text:style-name="T3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27" draw:style-name="gr13" draw:text-style-name="P11" draw:layer="layout" svg:width="0.218cm" svg:height="1.325cm" svg:x="1.272cm" svg:y="2.207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14" draw:text-style-name="P10" draw:layer="layout" svg:width="1.498cm" svg:height="0.517cm" svg:x="-0.397cm" svg:y="2.608cm">
          <text:list text:style-name="L1">
            <text:list-header>
              <text:p text:style-name="P9"><text:span text:style-name="T1">0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5" draw:text-style-name="P7" draw:layer="layout" svg:width="0.947cm" svg:height="0.333cm" svg:x="9.736cm" svg:y="2.26cm">
          <text:p/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7" draw:layer="layout" svg:width="0.947cm" svg:height="0.333cm" svg:x="8.618cm" svg:y="2.26cm">
          <text:p/>
          <draw:enhanced-geometry svg:viewBox="0 0 21600 21600" draw:type="rectangle" draw:enhanced-path="M 0 0 L 21600 0 21600 21600 0 21600 0 0 Z N"/>
        </draw:custom-shape>
        <draw:custom-shape draw:name="Rectangle 31" draw:style-name="gr17" draw:text-style-name="P7" draw:layer="layout" svg:width="0.947cm" svg:height="0.333cm" svg:x="7.5cm" svg:y="2.26cm">
          <text:p/>
          <draw:enhanced-geometry svg:viewBox="0 0 21600 21600" draw:type="rectangle" draw:enhanced-path="M 0 0 L 21600 0 21600 21600 0 21600 0 0 Z N"/>
        </draw:custom-shape>
        <draw:custom-shape draw:name="Rectangle 32" draw:style-name="gr18" draw:text-style-name="P7" draw:layer="layout" svg:width="0.947cm" svg:height="0.333cm" svg:x="6.382cm" svg:y="2.26cm">
          <text:p/>
          <draw:enhanced-geometry svg:viewBox="0 0 21600 21600" draw:type="rectangle" draw:enhanced-path="M 0 0 L 21600 0 21600 21600 0 21600 0 0 Z N"/>
        </draw:custom-shape>
        <draw:custom-shape draw:name="Rectangle 33" draw:style-name="gr19" draw:text-style-name="P7" draw:layer="layout" svg:width="0.947cm" svg:height="0.333cm" svg:x="5.264cm" svg:y="2.26cm">
          <text:p/>
          <draw:enhanced-geometry svg:viewBox="0 0 21600 21600" draw:type="rectangle" draw:enhanced-path="M 0 0 L 21600 0 21600 21600 0 21600 0 0 Z N"/>
        </draw:custom-shape>
        <draw:custom-shape draw:name="Rectangle 34" draw:style-name="gr20" draw:text-style-name="P7" draw:layer="layout" svg:width="2.065cm" svg:height="0.333cm" svg:x="3.028cm" svg:y="2.26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21" draw:text-style-name="P10" draw:layer="layout" svg:width="2.756cm" svg:height="0.517cm" svg:x="0.147cm" svg:y="4.602cm">
          <text:list text:style-name="L1">
            <text:list-header>
              <text:p text:style-name="P9"><text:span text:style-name="T3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2" draw:text-style-name="P10" draw:layer="layout" svg:width="1.499cm" svg:height="0.517cm" svg:x="1.404cm" svg:y="3.704cm">
          <text:list text:style-name="L1">
            <text:list-header>
              <text:p text:style-name="P9"><text:span text:style-name="T1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3" draw:text-style-name="P10" draw:layer="layout" svg:width="1.708cm" svg:height="0.515cm" svg:x="1.195cm" svg:y="4.154cm">
          <text:list text:style-name="L1">
            <text:list-header>
              <text:p text:style-name="P9"><text:span text:style-name="T1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38" draw:style-name="gr24" draw:text-style-name="P12" draw:layer="layout" svg:width="0.218cm" svg:height="1.33cm" svg:x="1.272cm" svg:y="3.738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25" draw:text-style-name="P13" draw:layer="layout" svg:width="1.498cm" svg:height="0.52cm" svg:x="-0.397cm" svg:y="4.14cm">
          <text:list text:style-name="L1">
            <text:list-header>
              <text:p text:style-name="P9"><text:span text:style-name="T4">1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26" draw:text-style-name="P7" draw:layer="layout" svg:width="0.947cm" svg:height="0.34cm" svg:x="9.736cm" svg:y="3.791cm">
          <text:p/>
          <draw:enhanced-geometry svg:viewBox="0 0 21600 21600" draw:type="rectangle" draw:enhanced-path="M 0 0 L 21600 0 21600 21600 0 21600 0 0 Z N"/>
        </draw:custom-shape>
        <draw:custom-shape draw:name="Rectangle 41" draw:style-name="gr27" draw:text-style-name="P7" draw:layer="layout" svg:width="0.947cm" svg:height="0.34cm" svg:x="8.618cm" svg:y="3.791cm">
          <text:p/>
          <draw:enhanced-geometry svg:viewBox="0 0 21600 21600" draw:type="rectangle" draw:enhanced-path="M 0 0 L 21600 0 21600 21600 0 21600 0 0 Z N"/>
        </draw:custom-shape>
        <draw:custom-shape draw:name="Rectangle 42" draw:style-name="gr28" draw:text-style-name="P7" draw:layer="layout" svg:width="0.947cm" svg:height="0.34cm" svg:x="7.5cm" svg:y="3.791cm">
          <text:p/>
          <draw:enhanced-geometry svg:viewBox="0 0 21600 21600" draw:type="rectangle" draw:enhanced-path="M 0 0 L 21600 0 21600 21600 0 21600 0 0 Z N"/>
        </draw:custom-shape>
        <draw:custom-shape draw:name="Rectangle 43" draw:style-name="gr29" draw:text-style-name="P7" draw:layer="layout" svg:width="0.947cm" svg:height="0.34cm" svg:x="6.382cm" svg:y="3.791cm">
          <text:p/>
          <draw:enhanced-geometry svg:viewBox="0 0 21600 21600" draw:type="rectangle" draw:enhanced-path="M 0 0 L 21600 0 21600 21600 0 21600 0 0 Z N"/>
        </draw:custom-shape>
        <draw:custom-shape draw:name="Rectangle 44" draw:style-name="gr30" draw:text-style-name="P7" draw:layer="layout" svg:width="0.947cm" svg:height="0.34cm" svg:x="5.264cm" svg:y="3.791cm">
          <text:p/>
          <draw:enhanced-geometry svg:viewBox="0 0 21600 21600" draw:type="rectangle" draw:enhanced-path="M 0 0 L 21600 0 21600 21600 0 21600 0 0 Z N"/>
        </draw:custom-shape>
        <draw:custom-shape draw:name="Rectangle 45" draw:style-name="gr31" draw:text-style-name="P7" draw:layer="layout" svg:width="2.065cm" svg:height="0.34cm" svg:x="3.028cm" svg:y="3.791cm">
          <text:p/>
          <draw:enhanced-geometry svg:viewBox="0 0 21600 21600" draw:type="rectangle" draw:enhanced-path="M 0 0 L 21600 0 21600 21600 0 21600 0 0 Z N"/>
        </draw:custom-shape>
        <draw:custom-shape draw:name="Rectangle 46" draw:style-name="gr32" draw:text-style-name="P7" draw:layer="layout" svg:width="0.319cm" svg:height="0.34cm" svg:x="11.653cm" svg:y="3.791cm">
          <text:p/>
          <draw:enhanced-geometry svg:viewBox="0 0 21600 21600" draw:type="rectangle" draw:enhanced-path="M 0 0 L 21600 0 21600 21600 0 21600 0 0 Z N"/>
        </draw:custom-shape>
        <draw:custom-shape draw:name="Rectangle 47" draw:style-name="gr33" draw:text-style-name="P8" draw:layer="layout" svg:width="0.303cm" svg:height="0.335cm" svg:x="11.669cm" svg:y="4.244cm">
          <text:p/>
          <draw:enhanced-geometry svg:viewBox="0 0 21600 21600" draw:type="rectangle" draw:enhanced-path="M 0 0 L 21600 0 21600 21600 0 21600 0 0 Z N"/>
        </draw:custom-shape>
        <draw:custom-shape draw:name="Rectangle 48" draw:style-name="gr34" draw:text-style-name="P7" draw:layer="layout" svg:width="0.652cm" svg:height="0.34cm" svg:x="10.838cm" svg:y="3.791cm">
          <text:p/>
          <draw:enhanced-geometry svg:viewBox="0 0 21600 21600" draw:type="rectangle" draw:enhanced-path="M 0 0 L 21600 0 21600 21600 0 21600 0 0 Z N"/>
        </draw:custom-shape>
        <draw:custom-shape draw:name="Rectangle 49" draw:style-name="gr35" draw:text-style-name="P8" draw:layer="layout" svg:width="0.652cm" svg:height="0.335cm" svg:x="10.838cm" svg:y="4.244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36" draw:text-style-name="P13" draw:layer="layout" svg:width="1.499cm" svg:height="0.517cm" svg:x="1.404cm" svg:y="5.277cm">
          <text:list text:style-name="L1">
            <text:list-header>
              <text:p text:style-name="P9"><text:span text:style-name="T4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37" draw:text-style-name="P13" draw:layer="layout" svg:width="1.708cm" svg:height="0.515cm" svg:x="1.195cm" svg:y="5.728cm">
          <text:list text:style-name="L1">
            <text:list-header>
              <text:p text:style-name="P9"><text:span text:style-name="T4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52" draw:style-name="gr13" draw:text-style-name="P12" draw:layer="layout" svg:width="0.218cm" svg:height="1.325cm" svg:x="1.272cm" svg:y="5.315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38" draw:text-style-name="P13" draw:layer="layout" svg:width="1.498cm" svg:height="0.515cm" svg:x="-0.397cm" svg:y="5.717cm">
          <text:list text:style-name="L1">
            <text:list-header>
              <text:p text:style-name="P9"><text:span text:style-name="T4">2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39" draw:text-style-name="P7" draw:layer="layout" svg:width="0.947cm" svg:height="0.335cm" svg:x="9.736cm" svg:y="5.359cm">
          <text:p/>
          <draw:enhanced-geometry svg:viewBox="0 0 21600 21600" draw:type="rectangle" draw:enhanced-path="M 0 0 L 21600 0 21600 21600 0 21600 0 0 Z N"/>
        </draw:custom-shape>
        <draw:custom-shape draw:name="Rectangle 55" draw:style-name="gr40" draw:text-style-name="P7" draw:layer="layout" svg:width="0.947cm" svg:height="0.335cm" svg:x="8.618cm" svg:y="5.359cm">
          <text:p/>
          <draw:enhanced-geometry svg:viewBox="0 0 21600 21600" draw:type="rectangle" draw:enhanced-path="M 0 0 L 21600 0 21600 21600 0 21600 0 0 Z N"/>
        </draw:custom-shape>
        <draw:custom-shape draw:name="Rectangle 56" draw:style-name="gr41" draw:text-style-name="P7" draw:layer="layout" svg:width="0.947cm" svg:height="0.335cm" svg:x="7.5cm" svg:y="5.359cm">
          <text:p/>
          <draw:enhanced-geometry svg:viewBox="0 0 21600 21600" draw:type="rectangle" draw:enhanced-path="M 0 0 L 21600 0 21600 21600 0 21600 0 0 Z N"/>
        </draw:custom-shape>
        <draw:custom-shape draw:name="Rectangle 57" draw:style-name="gr42" draw:text-style-name="P7" draw:layer="layout" svg:width="0.947cm" svg:height="0.335cm" svg:x="6.382cm" svg:y="5.359cm">
          <text:p/>
          <draw:enhanced-geometry svg:viewBox="0 0 21600 21600" draw:type="rectangle" draw:enhanced-path="M 0 0 L 21600 0 21600 21600 0 21600 0 0 Z N"/>
        </draw:custom-shape>
        <draw:custom-shape draw:name="Rectangle 58" draw:style-name="gr43" draw:text-style-name="P7" draw:layer="layout" svg:width="0.947cm" svg:height="0.335cm" svg:x="5.264cm" svg:y="5.359cm">
          <text:p/>
          <draw:enhanced-geometry svg:viewBox="0 0 21600 21600" draw:type="rectangle" draw:enhanced-path="M 0 0 L 21600 0 21600 21600 0 21600 0 0 Z N"/>
        </draw:custom-shape>
        <draw:custom-shape draw:name="Rectangle 59" draw:style-name="gr44" draw:text-style-name="P7" draw:layer="layout" svg:width="2.065cm" svg:height="0.335cm" svg:x="3.028cm" svg:y="5.359cm">
          <text:p/>
          <draw:enhanced-geometry svg:viewBox="0 0 21600 21600" draw:type="rectangle" draw:enhanced-path="M 0 0 L 21600 0 21600 21600 0 21600 0 0 Z N"/>
        </draw:custom-shape>
        <draw:custom-shape draw:name="Rectangle 60" draw:style-name="gr45" draw:text-style-name="P7" draw:layer="layout" svg:width="0.317cm" svg:height="0.335cm" svg:x="12.764cm" svg:y="5.359cm">
          <text:p/>
          <draw:enhanced-geometry svg:viewBox="0 0 21600 21600" draw:type="rectangle" draw:enhanced-path="M 0 0 L 21600 0 21600 21600 0 21600 0 0 Z N"/>
        </draw:custom-shape>
        <draw:custom-shape draw:name="Rectangle 61" draw:style-name="gr46" draw:text-style-name="P8" draw:layer="layout" svg:width="0.302cm" svg:height="0.335cm" svg:x="12.779cm" svg:y="5.818cm">
          <text:p/>
          <draw:enhanced-geometry svg:viewBox="0 0 21600 21600" draw:type="rectangle" draw:enhanced-path="M 0 0 L 21600 0 21600 21600 0 21600 0 0 Z N"/>
        </draw:custom-shape>
        <draw:custom-shape draw:name="Rectangle 62" draw:style-name="gr47" draw:text-style-name="P7" draw:layer="layout" svg:width="0.697cm" svg:height="0.335cm" svg:x="11.949cm" svg:y="5.359cm">
          <text:p/>
          <draw:enhanced-geometry svg:viewBox="0 0 21600 21600" draw:type="rectangle" draw:enhanced-path="M 0 0 L 21600 0 21600 21600 0 21600 0 0 Z N"/>
        </draw:custom-shape>
        <draw:custom-shape draw:name="Rectangle 63" draw:style-name="gr48" draw:text-style-name="P8" draw:layer="layout" svg:width="0.697cm" svg:height="0.335cm" svg:x="11.949cm" svg:y="5.818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49" draw:text-style-name="P13" draw:layer="layout" svg:width="1.499cm" svg:height="0.515cm" svg:x="1.404cm" svg:y="6.756cm">
          <text:list text:style-name="L1">
            <text:list-header>
              <text:p text:style-name="P9"><text:span text:style-name="T4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50" draw:text-style-name="P13" draw:layer="layout" svg:width="1.708cm" svg:height="0.515cm" svg:x="1.195cm" svg:y="7.21cm">
          <text:list text:style-name="L1">
            <text:list-header>
              <text:p text:style-name="P9"><text:span text:style-name="T4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66" draw:style-name="gr51" draw:text-style-name="P12" draw:layer="layout" svg:width="0.218cm" svg:height="1.329cm" svg:x="1.272cm" svg:y="6.795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52" draw:text-style-name="P13" draw:layer="layout" svg:width="1.498cm" svg:height="0.517cm" svg:x="-0.397cm" svg:y="7.195cm">
          <text:list text:style-name="L1">
            <text:list-header>
              <text:p text:style-name="P9"><text:span text:style-name="T4">3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53" draw:text-style-name="P7" draw:layer="layout" svg:width="0.947cm" svg:height="0.34cm" svg:x="9.736cm" svg:y="6.841cm">
          <text:p/>
          <draw:enhanced-geometry svg:viewBox="0 0 21600 21600" draw:type="rectangle" draw:enhanced-path="M 0 0 L 21600 0 21600 21600 0 21600 0 0 Z N"/>
        </draw:custom-shape>
        <draw:custom-shape draw:name="Rectangle 69" draw:style-name="gr54" draw:text-style-name="P7" draw:layer="layout" svg:width="0.947cm" svg:height="0.34cm" svg:x="8.618cm" svg:y="6.841cm">
          <text:p/>
          <draw:enhanced-geometry svg:viewBox="0 0 21600 21600" draw:type="rectangle" draw:enhanced-path="M 0 0 L 21600 0 21600 21600 0 21600 0 0 Z N"/>
        </draw:custom-shape>
        <draw:custom-shape draw:name="Rectangle 70" draw:style-name="gr55" draw:text-style-name="P7" draw:layer="layout" svg:width="0.947cm" svg:height="0.34cm" svg:x="7.5cm" svg:y="6.841cm">
          <text:p/>
          <draw:enhanced-geometry svg:viewBox="0 0 21600 21600" draw:type="rectangle" draw:enhanced-path="M 0 0 L 21600 0 21600 21600 0 21600 0 0 Z N"/>
        </draw:custom-shape>
        <draw:custom-shape draw:name="Rectangle 71" draw:style-name="gr56" draw:text-style-name="P7" draw:layer="layout" svg:width="0.947cm" svg:height="0.34cm" svg:x="6.382cm" svg:y="6.841cm">
          <text:p/>
          <draw:enhanced-geometry svg:viewBox="0 0 21600 21600" draw:type="rectangle" draw:enhanced-path="M 0 0 L 21600 0 21600 21600 0 21600 0 0 Z N"/>
        </draw:custom-shape>
        <draw:custom-shape draw:name="Rectangle 72" draw:style-name="gr57" draw:text-style-name="P7" draw:layer="layout" svg:width="0.947cm" svg:height="0.34cm" svg:x="5.264cm" svg:y="6.841cm">
          <text:p/>
          <draw:enhanced-geometry svg:viewBox="0 0 21600 21600" draw:type="rectangle" draw:enhanced-path="M 0 0 L 21600 0 21600 21600 0 21600 0 0 Z N"/>
        </draw:custom-shape>
        <draw:custom-shape draw:name="Rectangle 73" draw:style-name="gr58" draw:text-style-name="P7" draw:layer="layout" svg:width="2.065cm" svg:height="0.34cm" svg:x="3.028cm" svg:y="6.841cm">
          <text:p/>
          <draw:enhanced-geometry svg:viewBox="0 0 21600 21600" draw:type="rectangle" draw:enhanced-path="M 0 0 L 21600 0 21600 21600 0 21600 0 0 Z N"/>
        </draw:custom-shape>
        <draw:custom-shape draw:name="Rectangle 74" draw:style-name="gr59" draw:text-style-name="P7" draw:layer="layout" svg:width="0.318cm" svg:height="0.34cm" svg:x="13.897cm" svg:y="6.841cm">
          <text:p/>
          <draw:enhanced-geometry svg:viewBox="0 0 21600 21600" draw:type="rectangle" draw:enhanced-path="M 0 0 L 21600 0 21600 21600 0 21600 0 0 Z N"/>
        </draw:custom-shape>
        <draw:custom-shape draw:name="Rectangle 75" draw:style-name="gr60" draw:text-style-name="P8" draw:layer="layout" svg:width="0.303cm" svg:height="0.335cm" svg:x="13.912cm" svg:y="7.296cm">
          <text:p/>
          <draw:enhanced-geometry svg:viewBox="0 0 21600 21600" draw:type="rectangle" draw:enhanced-path="M 0 0 L 21600 0 21600 21600 0 21600 0 0 Z N"/>
        </draw:custom-shape>
        <draw:custom-shape draw:name="Rectangle 76" draw:style-name="gr61" draw:text-style-name="P7" draw:layer="layout" svg:width="0.708cm" svg:height="0.34cm" svg:x="13.081cm" svg:y="6.841cm">
          <text:p/>
          <draw:enhanced-geometry svg:viewBox="0 0 21600 21600" draw:type="rectangle" draw:enhanced-path="M 0 0 L 21600 0 21600 21600 0 21600 0 0 Z N"/>
        </draw:custom-shape>
        <draw:custom-shape draw:name="Rectangle 77" draw:style-name="gr62" draw:text-style-name="P8" draw:layer="layout" svg:width="0.708cm" svg:height="0.335cm" svg:x="13.081cm" svg:y="7.296cm">
          <text:p/>
          <draw:enhanced-geometry svg:viewBox="0 0 21600 21600" draw:type="rectangle" draw:enhanced-path="M 0 0 L 21600 0 21600 21600 0 21600 0 0 Z N"/>
        </draw:custom-shape>
        <draw:custom-shape draw:name="Rectangle 78" draw:style-name="gr63" draw:text-style-name="P7" draw:layer="layout" svg:width="0.886cm" svg:height="0.335cm" svg:x="10.838cm" svg:y="5.359cm">
          <text:p/>
          <draw:enhanced-geometry svg:viewBox="0 0 21600 21600" draw:type="rectangle" draw:enhanced-path="M 0 0 L 21600 0 21600 21600 0 21600 0 0 Z N"/>
        </draw:custom-shape>
        <draw:custom-shape draw:name="Rectangle 79" draw:style-name="gr64" draw:text-style-name="P8" draw:layer="layout" svg:width="0.886cm" svg:height="0.335cm" svg:x="10.838cm" svg:y="5.818cm">
          <text:p/>
          <draw:enhanced-geometry svg:viewBox="0 0 21600 21600" draw:type="rectangle" draw:enhanced-path="M 0 0 L 21600 0 21600 21600 0 21600 0 0 Z N"/>
        </draw:custom-shape>
        <draw:custom-shape draw:name="Rectangle 80" draw:style-name="gr65" draw:text-style-name="P7" draw:layer="layout" svg:width="0.947cm" svg:height="0.34cm" svg:x="10.838cm" svg:y="6.841cm">
          <text:p/>
          <draw:enhanced-geometry svg:viewBox="0 0 21600 21600" draw:type="rectangle" draw:enhanced-path="M 0 0 L 21600 0 21600 21600 0 21600 0 0 Z N"/>
        </draw:custom-shape>
        <draw:custom-shape draw:name="Rectangle 81" draw:style-name="gr66" draw:text-style-name="P8" draw:layer="layout" svg:width="0.947cm" svg:height="0.335cm" svg:x="10.838cm" svg:y="7.296cm">
          <text:p/>
          <draw:enhanced-geometry svg:viewBox="0 0 21600 21600" draw:type="rectangle" draw:enhanced-path="M 0 0 L 21600 0 21600 21600 0 21600 0 0 Z N"/>
        </draw:custom-shape>
        <draw:custom-shape draw:name="Rectangle 82" draw:style-name="gr67" draw:text-style-name="P7" draw:layer="layout" svg:width="0.947cm" svg:height="0.34cm" svg:x="11.949cm" svg:y="6.841cm">
          <text:p/>
          <draw:enhanced-geometry svg:viewBox="0 0 21600 21600" draw:type="rectangle" draw:enhanced-path="M 0 0 L 21600 0 21600 21600 0 21600 0 0 Z N"/>
        </draw:custom-shape>
        <draw:custom-shape draw:name="Rectangle 83" draw:style-name="gr68" draw:text-style-name="P8" draw:layer="layout" svg:width="0.947cm" svg:height="0.335cm" svg:x="11.949cm" svg:y="7.296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69" draw:text-style-name="P13" draw:layer="layout" svg:width="2.764cm" svg:height="0.515cm" svg:x="0.154cm" svg:y="6.186cm">
          <text:list text:style-name="L1">
            <text:list-header>
              <text:p text:style-name="P9"><text:span text:style-name="T5">³</text:span><text:span text:style-name="T4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70" draw:text-style-name="P13" draw:layer="layout" svg:width="2.756cm" svg:height="0.515cm" svg:x="0.147cm" svg:y="7.656cm">
          <text:list text:style-name="L1">
            <text:list-header>
              <text:p text:style-name="P9"><text:span text:style-name="T5">³</text:span><text:span text:style-name="T4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71" draw:text-style-name="P14" draw:layer="layout" svg:width="0.947cm" svg:height="0.335cm" svg:x="9.736cm" svg:y="3.167cm">
          <text:p/>
          <draw:enhanced-geometry svg:viewBox="0 0 21600 21600" draw:type="rectangle" draw:enhanced-path="M 0 0 L 21600 0 21600 21600 0 21600 0 0 Z N"/>
        </draw:custom-shape>
        <draw:custom-shape draw:name="Rectangle 87" draw:style-name="gr72" draw:text-style-name="P14" draw:layer="layout" svg:width="0.947cm" svg:height="0.335cm" svg:x="8.618cm" svg:y="3.167cm">
          <text:p/>
          <draw:enhanced-geometry svg:viewBox="0 0 21600 21600" draw:type="rectangle" draw:enhanced-path="M 0 0 L 21600 0 21600 21600 0 21600 0 0 Z N"/>
        </draw:custom-shape>
        <draw:custom-shape draw:name="Rectangle 88" draw:style-name="gr73" draw:text-style-name="P14" draw:layer="layout" svg:width="0.947cm" svg:height="0.335cm" svg:x="7.5cm" svg:y="3.167cm">
          <text:p/>
          <draw:enhanced-geometry svg:viewBox="0 0 21600 21600" draw:type="rectangle" draw:enhanced-path="M 0 0 L 21600 0 21600 21600 0 21600 0 0 Z N"/>
        </draw:custom-shape>
        <draw:custom-shape draw:name="Rectangle 89" draw:style-name="gr74" draw:text-style-name="P14" draw:layer="layout" svg:width="0.947cm" svg:height="0.335cm" svg:x="9.736cm" svg:y="4.67cm">
          <text:p/>
          <draw:enhanced-geometry svg:viewBox="0 0 21600 21600" draw:type="rectangle" draw:enhanced-path="M 0 0 L 21600 0 21600 21600 0 21600 0 0 Z N"/>
        </draw:custom-shape>
        <draw:custom-shape draw:name="Rectangle 90" draw:style-name="gr75" draw:text-style-name="P14" draw:layer="layout" svg:width="0.947cm" svg:height="0.335cm" svg:x="8.618cm" svg:y="4.67cm">
          <text:p/>
          <draw:enhanced-geometry svg:viewBox="0 0 21600 21600" draw:type="rectangle" draw:enhanced-path="M 0 0 L 21600 0 21600 21600 0 21600 0 0 Z N"/>
        </draw:custom-shape>
        <draw:custom-shape draw:name="Rectangle 91" draw:style-name="gr76" draw:text-style-name="P14" draw:layer="layout" svg:width="0.947cm" svg:height="0.335cm" svg:x="7.5cm" svg:y="4.67cm">
          <text:p/>
          <draw:enhanced-geometry svg:viewBox="0 0 21600 21600" draw:type="rectangle" draw:enhanced-path="M 0 0 L 21600 0 21600 21600 0 21600 0 0 Z N"/>
        </draw:custom-shape>
        <draw:custom-shape draw:name="Rectangle 92" draw:style-name="gr77" draw:text-style-name="P14" draw:layer="layout" svg:width="0.652cm" svg:height="0.335cm" svg:x="10.838cm" svg:y="4.67cm">
          <text:p/>
          <draw:enhanced-geometry svg:viewBox="0 0 21600 21600" draw:type="rectangle" draw:enhanced-path="M 0 0 L 21600 0 21600 21600 0 21600 0 0 Z N"/>
        </draw:custom-shape>
        <draw:custom-shape draw:name="Rectangle 93" draw:style-name="gr78" draw:text-style-name="P14" draw:layer="layout" svg:width="0.947cm" svg:height="0.335cm" svg:x="9.736cm" svg:y="6.253cm">
          <text:p/>
          <draw:enhanced-geometry svg:viewBox="0 0 21600 21600" draw:type="rectangle" draw:enhanced-path="M 0 0 L 21600 0 21600 21600 0 21600 0 0 Z N"/>
        </draw:custom-shape>
        <draw:custom-shape draw:name="Rectangle 94" draw:style-name="gr79" draw:text-style-name="P14" draw:layer="layout" svg:width="0.947cm" svg:height="0.335cm" svg:x="8.618cm" svg:y="6.253cm">
          <text:p/>
          <draw:enhanced-geometry svg:viewBox="0 0 21600 21600" draw:type="rectangle" draw:enhanced-path="M 0 0 L 21600 0 21600 21600 0 21600 0 0 Z N"/>
        </draw:custom-shape>
        <draw:custom-shape draw:name="Rectangle 95" draw:style-name="gr80" draw:text-style-name="P14" draw:layer="layout" svg:width="0.947cm" svg:height="0.335cm" svg:x="7.477cm" svg:y="6.253cm">
          <text:p/>
          <draw:enhanced-geometry svg:viewBox="0 0 21600 21600" draw:type="rectangle" draw:enhanced-path="M 0 0 L 21600 0 21600 21600 0 21600 0 0 Z N"/>
        </draw:custom-shape>
        <draw:custom-shape draw:name="Rectangle 96" draw:style-name="gr81" draw:text-style-name="P14" draw:layer="layout" svg:width="0.886cm" svg:height="0.335cm" svg:x="10.838cm" svg:y="6.253cm">
          <text:p/>
          <draw:enhanced-geometry svg:viewBox="0 0 21600 21600" draw:type="rectangle" draw:enhanced-path="M 0 0 L 21600 0 21600 21600 0 21600 0 0 Z N"/>
        </draw:custom-shape>
        <draw:custom-shape draw:name="Rectangle 97" draw:style-name="gr82" draw:text-style-name="P14" draw:layer="layout" svg:width="0.697cm" svg:height="0.335cm" svg:x="11.949cm" svg:y="6.253cm">
          <text:p/>
          <draw:enhanced-geometry svg:viewBox="0 0 21600 21600" draw:type="rectangle" draw:enhanced-path="M 0 0 L 21600 0 21600 21600 0 21600 0 0 Z N"/>
        </draw:custom-shape>
        <draw:custom-shape draw:name="Rectangle 98" draw:style-name="gr83" draw:text-style-name="P14" draw:layer="layout" svg:width="0.947cm" svg:height="0.335cm" svg:x="10.838cm" svg:y="7.746cm">
          <text:p/>
          <draw:enhanced-geometry svg:viewBox="0 0 21600 21600" draw:type="rectangle" draw:enhanced-path="M 0 0 L 21600 0 21600 21600 0 21600 0 0 Z N"/>
        </draw:custom-shape>
        <draw:custom-shape draw:name="Rectangle 99" draw:style-name="gr84" draw:text-style-name="P14" draw:layer="layout" svg:width="0.947cm" svg:height="0.335cm" svg:x="9.752cm" svg:y="7.746cm">
          <text:p/>
          <draw:enhanced-geometry svg:viewBox="0 0 21600 21600" draw:type="rectangle" draw:enhanced-path="M 0 0 L 21600 0 21600 21600 0 21600 0 0 Z N"/>
        </draw:custom-shape>
        <draw:custom-shape draw:name="Rectangle 100" draw:style-name="gr85" draw:text-style-name="P14" draw:layer="layout" svg:width="0.947cm" svg:height="0.335cm" svg:x="8.602cm" svg:y="7.746cm">
          <text:p/>
          <draw:enhanced-geometry svg:viewBox="0 0 21600 21600" draw:type="rectangle" draw:enhanced-path="M 0 0 L 21600 0 21600 21600 0 21600 0 0 Z N"/>
        </draw:custom-shape>
        <draw:custom-shape draw:name="Rectangle 101" draw:style-name="gr86" draw:text-style-name="P14" draw:layer="layout" svg:width="0.947cm" svg:height="0.335cm" svg:x="11.949cm" svg:y="7.746cm">
          <text:p/>
          <draw:enhanced-geometry svg:viewBox="0 0 21600 21600" draw:type="rectangle" draw:enhanced-path="M 0 0 L 21600 0 21600 21600 0 21600 0 0 Z N"/>
        </draw:custom-shape>
        <draw:custom-shape draw:name="Rectangle 102" draw:style-name="gr87" draw:text-style-name="P14" draw:layer="layout" svg:width="0.708cm" svg:height="0.335cm" svg:x="13.081cm" svg:y="7.746cm">
          <text:p/>
          <draw:enhanced-geometry svg:viewBox="0 0 21600 21600" draw:type="rectangle" draw:enhanced-path="M 0 0 L 21600 0 21600 21600 0 21600 0 0 Z N"/>
        </draw:custom-shape>
        <draw:custom-shape draw:name="Rectangle 103" draw:style-name="gr88" draw:text-style-name="P14" draw:layer="layout" svg:width="0.956cm" svg:height="0.335cm" svg:x="7.507cm" svg:y="7.7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3" draw:display-name="msArrowEnd 3" svg:viewBox="0 0 140 350" svg:d="M70 0l70 350h-14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8000001907349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7cm" fo:margin-bottom="0cm" fo:text-indent="0cm"/>
      <style:text-properties fo:font-size="1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8cm" fo:margin-bottom="0cm" fo:text-indent="0cm"/>
      <style:text-properties fo:font-size="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8cm" fo:margin-bottom="0cm" fo:text-indent="0cm"/>
      <style:text-properties fo:font-size="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8cm" fo:margin-bottom="0cm" fo:text-indent="0cm"/>
      <style:text-properties fo:font-size="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8cm" fo:margin-bottom="0cm" fo:text-indent="0cm"/>
      <style:text-properties fo:font-size="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8cm" fo:margin-bottom="0cm" fo:text-indent="0cm"/>
      <style:text-properties fo:font-size="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8cm" fo:margin-bottom="0cm" fo:text-indent="0cm"/>
      <style:text-properties fo:font-size="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8cm" fo:margin-bottom="0cm" fo:text-indent="0cm"/>
      <style:text-properties fo:font-size="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.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949cm" svg:x="1cm" svg:y="3.798cm"/>
      <draw:page-thumbnail draw:layer="backgroundobjects" svg:width="8.999cm" svg:height="4.949cm" svg:x="1cm" svg:y="12.374cm"/>
      <draw:page-thumbnail draw:layer="backgroundobjects" svg:width="8.999cm" svg:height="4.949cm" svg:x="1cm" svg:y="20.95cm"/>
      <draw:page-thumbnail draw:layer="backgroundobjects" svg:width="8.999cm" svg:height="4.949cm" svg:x="11cm" svg:y="3.798cm"/>
      <draw:page-thumbnail draw:layer="backgroundobjects" svg:width="8.999cm" svg:height="4.949cm" svg:x="11cm" svg:y="12.374cm"/>
      <draw:page-thumbnail draw:layer="backgroundobjects" svg:width="8.999cm" svg:height="4.949cm" svg:x="11cm" svg:y="20.95cm"/>
    </style:handout-master>
    <style:master-page style:name="Default" style:page-layout-name="PM1" draw:style-name="Mdp1">
      <draw:frame presentation:style-name="Default-title" draw:layer="backgroundobjects" svg:width="13.715cm" svg:height="1.399cm" svg:x="0.762cm" svg:y="0.332cm" presentation:class="title" presentation:placeholder="true">
        <draw:text-box/>
      </draw:frame>
      <draw:frame presentation:style-name="Default-outline1" draw:layer="backgroundobjects" svg:width="13.715cm" svg:height="4.861cm" svg:x="0.762cm" svg:y="1.96cm" presentation:class="outline" presentation:placeholder="true">
        <draw:text-box/>
      </draw:frame>
      <draw:frame presentation:style-name="Mpr1" draw:text-style-name="MP2" draw:layer="backgroundobjects" svg:width="3.55cm" svg:height="0.578cm" svg:x="0.762cm" svg:y="7.6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578cm" svg:x="5.212cm" svg:y="7.6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578cm" svg:x="10.927cm" svg:y="7.6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1T07:15:19.405041468</meta:creation-date>
    <dc:date>2015-06-01T16:35:31.730487901</dc:date>
    <dc:creator>ayf </dc:creator>
    <meta:editing-duration>PT2M58S</meta:editing-duration>
    <meta:editing-cycles>2</meta:editing-cycles>
    <meta:generator>LibreOffice/4.4.3.2$Linux_X86_64 LibreOffice_project/40m0$Build-2</meta:generator>
    <meta:document-statistic meta:object-count="126"/>
  </office:meta>
</office:document-meta>
</file>